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language="en" fo:country="US" style:font-size-asian="14pt" style:font-size-complex="14pt"/>
    </style:style>
    <style:style style:name="T5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екоторые общие положения о магистерской диссертации</text:p>
      <text:p text:style-name="P1"/>
      <text:p text:style-name="P1"><text:span text:style-name="T13">Магистерская диссертация</text:span> [от лат. <text:span text:style-name="T14">dissertatio</text:span> – рассуждение, изыскание] – <text:span text:style-name="T12">квалификационная работа</text:span>, представляющая собой законченную теоретическую или экспериментальную научно-исследовательскую работу, которая связана с решением актуальной задачи, определяемой особенностями подготовки по конкретной магистерской программе. В магистерской диссертации учебная (академическая) направленность превалирует над сугубо научной, но, как и любая диссертация, выпускная работа магистра должна, хотя бы и в небольшой мере, демонстрировать актуальность, новизну, научную ценность и практическую значимость работы соискателя степени.</text:p>
      <text:p text:style-name="P1"><text:span text:style-name="T11">Магистерская диссертация</text:span> должна быть ориентирована на решение научно-технической задачи с использованием разработанных обучающимся, подходов (методов, методик, алгоритмов, классификаций и т.п.)</text:p>
      <text:p text:style-name="P1">Разработанные обучающимся подходы к решению проблемы придадут диссертации элементы научной новизны.</text:p>
      <text:p text:style-name="P1">Тема диссертации должна звучать, например, так:</text:p>
      <text:p text:style-name="P1">«Разработка и исследование методик…для решения задачи …»</text:p>
      <text:p text:style-name="P1">«Разработка метода … для построения алгоритмов …»</text:p>
      <text:p text:style-name="P1">«Исследование современных классификаций для …»</text:p>
      <text:p text:style-name="P1">Тема магистерской диссертации должна носить комплексный характер и предусматривать одновременное решение, как научных задач, так и задач технического и программного характера, а также (при необходимости) – экономических вопро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Массив_20_текста" style:display-name="Массив текст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Ashmarin</meta:initial-creator>
    <meta:creation-date>2011-10-15T18:04:54</meta:creation-date>
    <meta:generator>LibreOffice/3.4$Linux LibreOffice_project/340m1$Build-302</meta:generator>
    <dc:date>2011-10-15T18:07:41</dc:date>
    <dc:creator>Anton Ashmarin</dc:creator>
    <meta:editing-duration>PT2M5S</meta:editing-duration>
    <meta:editing-cycles>3</meta:editing-cycles>
    <meta:document-statistic meta:table-count="0" meta:image-count="0" meta:object-count="0" meta:page-count="1" meta:paragraph-count="9" meta:word-count="158" meta:character-count="1391" meta:non-whitespace-character-count="1242"/>
  </office:meta>
</office:document-meta>
</file>